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6319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9999" style:text-align-source="fix" style:repeat-content="false" fo:wrap-option="wrap" fo:border-left="0.06pt solid #000000" fo:border-right="0.11pt solid #000000" fo:border-top="0.06pt solid #000000" style:vertical-align="middle"/>
      <style:paragraph-properties fo:text-align="center" fo:margin-left="0in"/>
      <style:text-properties fo:color="#3333ff" style:font-name="Times New Roman1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2" style:family="table-cell" style:parent-style-name="Default">
      <style:table-cell-properties fo:border-bottom="0.06pt solid #000000" fo:background-color="#999999" style:text-align-source="fix" style:repeat-content="false" fo:wrap-option="wrap" fo:border-left="0.06pt solid #000000" fo:border-right="0.11pt solid #000000" fo:border-top="0.11pt solid #000000"/>
      <style:paragraph-properties fo:text-align="center" fo:margin-left="0in"/>
      <style:text-properties fo:color="#3333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Arial" style:font-size-complex="9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0.06pt solid #000000" fo:background-color="#999999" style:text-align-source="fix" style:repeat-content="false" fo:wrap-option="wrap" fo:border-left="0.11pt solid #000000" fo:border-right="0.11pt solid #000000" fo:border-top="0.06pt solid #000000" style:vertical-align="middle"/>
      <style:paragraph-properties fo:text-align="center" fo:margin-left="0in"/>
      <style:text-properties fo:color="#3333ff" style:font-name="Times New Roman1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7" style:family="table-cell" style:parent-style-name="Default">
      <style:table-cell-properties fo:border-bottom="0.06pt solid #000000" fo:background-color="#999999" style:text-align-source="fix" style:repeat-content="false" fo:wrap-option="wrap" fo:border-left="0.11pt solid #000000" fo:border-right="0.11pt solid #000000" fo:border-top="0.11pt solid #000000"/>
      <style:paragraph-properties fo:text-align="center" fo:margin-left="0in"/>
      <style:text-properties fo:color="#3333ff" fo:font-weight="bold" style:font-weight-asian="bold" style:font-weight-complex="bold"/>
    </style:style>
    <style:style style:name="ce8" style:family="table-cell" style:parent-style-name="Default">
      <style:table-cell-properties fo:border-bottom="0.11pt solid #000000" fo:background-color="#999999" style:text-align-source="fix" style:repeat-content="false" fo:wrap-option="wrap" fo:border-left="0.11pt solid #000000" fo:border-right="0.11pt solid #000000" fo:border-top="0.06pt solid #000000" style:vertical-align="middle"/>
      <style:paragraph-properties fo:text-align="center" fo:margin-left="0in"/>
      <style:text-properties fo:color="#3333ff" style:font-name="Times New Roman1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9" style:family="table-cell" style:parent-style-name="Default">
      <style:table-cell-properties fo:border-bottom="0.11pt solid #000000" fo:background-color="#999999" style:text-align-source="fix" style:repeat-content="false" fo:wrap-option="wrap" fo:border-left="0.11pt solid #000000" fo:border-right="0.11pt solid #000000" fo:border-top="0.06pt solid #000000"/>
      <style:paragraph-properties fo:text-align="center" fo:margin-left="0in"/>
      <style:text-properties fo:color="#3333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style:font-size-asian="18pt" style:font-size-complex="18pt"/>
    </style:style>
    <style:style style:name="ce11" style:family="table-cell" style:parent-style-name="Default">
      <style:table-cell-properties fo:border-bottom="0.06pt solid #000000" fo:background-color="#999999" style:text-align-source="fix" style:repeat-content="false" fo:wrap-option="wrap" fo:border-left="0.11pt solid #000000" fo:border-right="0.11pt solid #000000" fo:border-top="0.06pt solid #000000" style:vertical-align="middle"/>
      <style:paragraph-properties fo:text-align="center" fo:margin-left="0in"/>
      <style:text-properties fo:color="#3333ff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999999" style:text-align-source="fix" style:repeat-content="false" fo:wrap-option="wrap" fo:border-left="0.11pt solid #000000" fo:border-right="0.06pt solid #000000" fo:border-top="0.06pt solid #000000" style:vertical-align="middle"/>
      <style:paragraph-properties fo:text-align="center" fo:margin-left="0in"/>
      <style:text-properties fo:color="#3333ff" style:font-name="Times New Roman1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13" style:family="table-cell" style:parent-style-name="Default">
      <style:table-cell-properties fo:border-bottom="0.06pt solid #000000" fo:background-color="#999999" style:text-align-source="fix" style:repeat-content="false" fo:wrap-option="wrap" fo:border-left="0.11pt solid #000000" fo:border-right="0.06pt solid #000000" fo:border-top="0.11pt solid #000000"/>
      <style:paragraph-properties fo:text-align="center" fo:margin-left="0in"/>
      <style:text-properties fo:color="#3333ff" fo:font-weight="bold" style:font-weight-asian="bold" style:font-weight-complex="bold"/>
    </style:style>
    <style:style style:name="T1" style:family="text">
      <style:text-properties style:font-size-asian="9pt" style:font-size-complex="9pt" style:font-weight-asian="bold" style:font-weight-complex="bold"/>
    </style:style>
    <style:style style:name="T2" style:family="text">
      <style:text-properties style:font-size-asian="9pt" style:font-size-complex="9p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2">
          <table:table-cell table:number-columns-repeated="4"/>
          <table:table-cell table:style-name="ce10" office:value-type="string" calcext:value-type="string" table:number-columns-spanned="7" table:number-rows-spanned="2">
            <text:p>BÁO CÁO TÌNH HÌNH SỬ DỤNG LAO ĐỘNG</text:p>
          </table:table-cell>
          <table:covered-table-cell table:number-columns-repeated="6"/>
          <table:table-cell table:number-columns-repeated="6"/>
        </table:table-row>
        <table:table-row table:style-name="ro2">
          <table:table-cell table:number-columns-repeated="4"/>
          <table:covered-table-cell table:number-columns-repeated="7"/>
          <table:table-cell table:number-columns-repeated="6"/>
        </table:table-row>
        <table:table-row table:style-name="ro2">
          <table:table-cell table:number-columns-repeated="17"/>
        </table:table-row>
        <table:table-row table:style-name="ro3">
          <table:table-cell table:style-name="ce1" office:value-type="string" calcext:value-type="string" table:number-columns-spanned="1" table:number-rows-spanned="2">
            <text:p><text:span text:style-name="T1">Số</text:span></text:p>
            <text:p><text:span text:style-name="T1"> TT</text:span></text:p>
          </table:table-cell>
          <table:table-cell table:style-name="ce6" office:value-type="string" calcext:value-type="string" table:number-columns-spanned="1" table:number-rows-spanned="2">
            <text:p>Họ và Tên</text:p>
          </table:table-cell>
          <table:table-cell table:style-name="ce8" office:value-type="string" calcext:value-type="string" table:number-columns-spanned="2" table:number-rows-spanned="1">
            <text:p>Năm sinh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Lao động có hộ khẩu</text:p>
          </table:table-cell>
          <table:covered-table-cell table:style-name="ce9"/>
          <table:table-cell table:style-name="ce11" office:value-type="string" calcext:value-type="string" table:number-columns-spanned="1" table:number-rows-spanned="2">
            <text:p>Địa chỉ nơi ở hiện nay</text:p>
            <text:p> của người lao động</text:p>
          </table:table-cell>
          <table:table-cell table:style-name="ce6" office:value-type="string" calcext:value-type="string" table:number-columns-spanned="1" table:number-rows-spanned="2">
            <text:p><text:span text:style-name="T1">Trình độ</text:span></text:p>
            <text:p><text:span text:style-name="T1"> văn hóa</text:span></text:p>
          </table:table-cell>
          <table:table-cell table:style-name="ce11" office:value-type="string" calcext:value-type="string" table:number-columns-spanned="1" table:number-rows-spanned="2">
            <text:p>Trình độ </text:p>
            <text:p> chuyên môn kỹ thuật</text:p>
          </table:table-cell>
          <table:table-cell table:style-name="ce6" office:value-type="string" calcext:value-type="string" table:number-columns-spanned="1" table:number-rows-spanned="2">
            <text:p><text:span text:style-name="T1">Vị trí </text:span></text:p>
            <text:p><text:span text:style-name="T1">công việc</text:span></text:p>
          </table:table-cell>
          <table:table-cell table:style-name="ce8" office:value-type="string" calcext:value-type="string" table:number-columns-spanned="5" table:number-rows-spanned="1">
            <text:p>Hợp đồng lao động đã giao kết</text:p>
          </table:table-cell>
          <table:covered-table-cell table:number-columns-repeated="4" table:style-name="ce9"/>
          <table:table-cell table:style-name="ce6" office:value-type="string" calcext:value-type="string" table:number-columns-spanned="1" table:number-rows-spanned="2">
            <text:p>Tiền lương</text:p>
          </table:table-cell>
          <table:table-cell table:style-name="ce12" office:value-type="string" calcext:value-type="string" table:number-columns-spanned="1" table:number-rows-spanned="2">
            <text:p><text:span text:style-name="T1">Ghi </text:span></text:p>
            <text:p><text:span text:style-name="T1">Chú</text:span></text:p>
          </table:table-cell>
        </table:table-row>
        <table:table-row table:style-name="ro4">
          <table:covered-table-cell table:style-name="ce2"/>
          <table:covered-table-cell table:style-name="ce7"/>
          <table:table-cell table:style-name="ce6" office:value-type="string" calcext:value-type="string">
            <text:p>Nam </text:p>
          </table:table-cell>
          <table:table-cell table:style-name="ce6" office:value-type="string" calcext:value-type="string">
            <text:p>Nữ</text:p>
          </table:table-cell>
          <table:table-cell table:style-name="ce6" office:value-type="string" calcext:value-type="string">
            <text:p><text:span text:style-name="T1">Thành phố </text:span></text:p>
            <text:p><text:span text:style-name="T1">HCM</text:span></text:p>
          </table:table-cell>
          <table:table-cell table:style-name="ce6" office:value-type="string" calcext:value-type="string">
            <text:p>Tỉnh</text:p>
          </table:table-cell>
          <table:covered-table-cell table:style-name="ce7"/>
          <table:covered-table-cell table:style-name="ce7" office:value-type="string" calcext:value-type="string">
            <text:p><text:s/>văn hóa</text:p>
          </table:covered-table-cell>
          <table:covered-table-cell table:number-columns-repeated="2" table:style-name="ce7"/>
          <table:table-cell table:style-name="ce6" office:value-type="string" calcext:value-type="string">
            <text:p><text:span text:style-name="T1">HĐLĐ</text:span></text:p>
            <text:p><text:span text:style-name="T1"> không xác định thời hạn</text:span></text:p>
          </table:table-cell>
          <table:table-cell table:style-name="ce6" office:value-type="string" calcext:value-type="string">
            <text:p><text:span text:style-name="T1">HĐLĐ </text:span></text:p>
            <text:p><text:span text:style-name="T1">xácđịnh </text:span></text:p>
            <text:p><text:span text:style-name="T1">thời hạn</text:span></text:p>
            <text:p><text:span text:style-name="T1"> từ 1-3 năm</text:span></text:p>
          </table:table-cell>
          <table:table-cell table:style-name="ce6" office:value-type="string" calcext:value-type="string">
            <text:p><text:span text:style-name="T1">HĐLĐ</text:span></text:p>
            <text:p><text:span text:style-name="T1">mùa vụ,  công nhật dưới 1 năm</text:span></text:p>
          </table:table-cell>
          <table:table-cell table:style-name="ce6" office:value-type="string" calcext:value-type="string">
            <text:p><text:span text:style-name="T1">Ngày ký</text:span></text:p>
            <text:p><text:span text:style-name="T1"> HĐLĐ</text:span></text:p>
          </table:table-cell>
          <table:table-cell table:style-name="ce6" office:value-type="string" calcext:value-type="string">
            <text:p>Ngày ký</text:p>
            <text:p> HĐLĐ</text:p>
          </table:table-cell>
          <table:covered-table-cell table:style-name="ce7"/>
          <table:covered-table-cell table:style-name="ce13"/>
        </table:table-row>
        <table:table-row table:style-name="ro5">
          <table:table-cell table:style-name="ce3" office:value-type="string" calcext:value-type="string" table:number-columns-spanned="17" table:number-rows-spanned="1">
            <text:p><text:span text:style-name="T2"><text:a xlink:href="python://for%20each=%22%20o%20in%20get_nv()%22" xlink:type="simple">for</text:a></text:span></text:p>
          </table:table-cell>
          <table:covered-table-cell table:number-columns-repeated="13"/>
          <table:covered-table-cell office:value-type="string" calcext:value-type="string">
            <text:p><text:s/>HĐLĐ</text:p>
          </table:covered-table-cell>
          <table:covered-table-cell table:number-columns-repeated="2"/>
        </table:table-row>
        <table:table-row table:style-name="ro6">
          <table:table-cell table:style-name="ce4" office:value-type="string" calcext:value-type="string">
            <text:p><text:a xlink:href="python://o.stt%20or%20False" xlink:type="simple">stt</text:a></text:p>
          </table:table-cell>
          <table:table-cell table:style-name="ce4" office:value-type="string" calcext:value-type="string">
            <text:p><text:a xlink:href="python://o.name%20or%20''" xlink:type="simple">name</text:a></text:p>
          </table:table-cell>
          <table:table-cell table:style-name="ce4" office:value-type="string" calcext:value-type="string">
            <text:p><text:a xlink:href="python://birthday(o.id,'male')" xlink:type="simple">male</text:a></text:p>
          </table:table-cell>
          <table:table-cell table:style-name="ce4" office:value-type="string" calcext:value-type="string">
            <text:p><text:a xlink:href="python://birthday(o.id,'female')" xlink:type="simple">female</text:a></text:p>
          </table:table-cell>
          <table:table-cell table:style-name="ce4" office:value-type="string" calcext:value-type="string">
            <text:p><text:a xlink:href="python://state_hcm(o.id,'hcm')" xlink:type="simple">hcm</text:a></text:p>
          </table:table-cell>
          <table:table-cell table:style-name="ce4" office:value-type="string" calcext:value-type="string">
            <text:p><text:a xlink:href="python://state(o.id,o.state)" xlink:type="simple">state</text:a></text:p>
          </table:table-cell>
          <table:table-cell table:style-name="ce4" office:value-type="string" calcext:value-type="string">
            <text:p><text:a xlink:href="python://o.cur_address%20or%20False" xlink:type="simple">address</text:a></text:p>
          </table:table-cell>
          <table:table-cell table:style-name="ce4" office:value-type="string" calcext:value-type="string">
            <text:p><text:a xlink:href="python://o.level%20or%20False" xlink:type="simple">level</text:a></text:p>
          </table:table-cell>
          <table:table-cell table:style-name="ce4" office:value-type="string" calcext:value-type="string">
            <text:p><text:a xlink:href="python://o.major%20or%20False" xlink:type="simple">major</text:a></text:p>
          </table:table-cell>
          <table:table-cell table:style-name="ce4" office:value-type="string" calcext:value-type="string">
            <text:p><text:a xlink:href="python://o.job%20or%20False" xlink:type="simple">job</text:a></text:p>
          </table:table-cell>
          <table:table-cell table:style-name="ce4" office:value-type="string" calcext:value-type="string">
            <text:p><text:a xlink:href="python://o.kth%20or%20False" xlink:type="simple">kth</text:a></text:p>
          </table:table-cell>
          <table:table-cell table:style-name="ce4" office:value-type="string" calcext:value-type="string">
            <text:p><text:a xlink:href="python://o.kth36%20or%20False" xlink:type="simple">kth36</text:a></text:p>
          </table:table-cell>
          <table:table-cell table:style-name="ce4" table:number-columns-repeated="2"/>
          <table:table-cell table:style-name="ce4" office:value-type="string" calcext:value-type="string">
            <text:p><text:a xlink:href="python://o.date_start%20or%20False" xlink:type="simple">date_start</text:a></text:p>
          </table:table-cell>
          <table:table-cell table:style-name="ce4" office:value-type="string" calcext:value-type="string">
            <text:p><text:a xlink:href="python://o.amount%20or%200" xlink:type="simple">amount</text:a></text:p>
          </table:table-cell>
          <table:table-cell table:style-name="ce4"/>
        </table:table-row>
        <table:table-row table:style-name="ro6">
          <table:table-cell table:style-name="ce5" office:value-type="string" calcext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/>
        </table:table-row>
        <table:table-row table:style-name="ro5" table:number-rows-repeated="3">
          <table:table-cell table:number-columns-repeated="17"/>
        </table:table-row>
        <table:table-row table:style-name="ro1" table:number-rows-repeated="5">
          <table:table-cell table:number-columns-repeated="17"/>
        </table:table-row>
        <table:table-row table:style-name="ro5" table:number-rows-repeated="2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5" table:number-rows-repeated="104855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:Sheet1.Q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09:25:31.7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10T09:36:29</meta:creation-date>
    <meta:generator>LibreOffice/4.2.3.3$Windows_x86 LibreOffice_project/882f8a0a489bc99a9e60c7905a60226254cb6ff0</meta:generator>
    <dc:date>2014-09-27T09:26:50.800000000</dc:date>
    <meta:editing-duration>PT20M42S</meta:editing-duration>
    <meta:editing-cycles>29</meta:editing-cycles>
    <meta:document-statistic meta:table-count="3" meta:cell-count="39" meta:object-count="0"/>
  </office:meta>
</office:document-meta>
</file>